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4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18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19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0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1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22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text-properties fo:language="zxx" fo:country="none" officeooo:rsid="00330c00" officeooo:paragraph-rsid="00330c0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330c00" officeooo:paragraph-rsid="00110295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33e7dd" officeooo:paragraph-rsid="0033e7dd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3572f3" officeooo:paragraph-rsid="003572f3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3572f3" officeooo:paragraph-rsid="00364efa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364efa" officeooo:paragraph-rsid="00364efa" style:language-asian="zxx" style:country-asian="none" style:language-complex="zxx" style:country-complex="none"/>
    </style:style>
    <style:style style:name="P30" style:family="paragraph" style:parent-style-name="Standard">
      <style:text-properties style:font-name="Source Code Pro" fo:language="zxx" fo:country="none" officeooo:rsid="00364efa" officeooo:paragraph-rsid="00364efa" style:language-asian="zxx" style:country-asian="none" style:language-complex="zxx" style:country-complex="none"/>
    </style:style>
    <style:style style:name="P31" style:family="paragraph" style:parent-style-name="Standard">
      <style:text-properties style:font-name="Liberation Serif" fo:language="zxx" fo:country="none" officeooo:rsid="0037d760" officeooo:paragraph-rsid="0037d760" style:language-asian="zxx" style:country-asian="none" style:language-complex="zxx" style:country-complex="none"/>
    </style:style>
    <style:style style:name="P32" style:family="paragraph" style:parent-style-name="Standard">
      <style:text-properties style:font-name="Liberation Serif" fo:language="zxx" fo:country="none" officeooo:rsid="00399e0e" officeooo:paragraph-rsid="00399e0e" style:language-asian="zxx" style:country-asian="none" style:language-complex="zxx" style:country-complex="none"/>
    </style:style>
    <style:style style:name="P33" style:family="paragraph" style:parent-style-name="Standard">
      <style:text-properties officeooo:paragraph-rsid="0037d760"/>
    </style:style>
    <style:style style:name="P34" style:family="paragraph" style:parent-style-name="Standard">
      <style:text-properties officeooo:paragraph-rsid="003c1d46"/>
    </style:style>
    <style:style style:name="P35" style:family="paragraph" style:parent-style-name="Standard">
      <style:text-properties officeooo:paragraph-rsid="003c480d"/>
    </style:style>
    <style:style style:name="P36" style:family="paragraph" style:parent-style-name="Standard">
      <style:text-properties officeooo:paragraph-rsid="003c6564"/>
    </style:style>
    <style:style style:name="P37" style:family="paragraph" style:parent-style-name="Standard">
      <style:text-properties officeooo:paragraph-rsid="003d7d93"/>
    </style:style>
    <style:style style:name="P38" style:family="paragraph" style:parent-style-name="Standard">
      <style:text-properties officeooo:paragraph-rsid="003e6a20"/>
    </style:style>
    <style:style style:name="P39" style:family="paragraph" style:parent-style-name="Standard">
      <style:text-properties officeooo:paragraph-rsid="003f6b21"/>
    </style:style>
    <style:style style:name="P40" style:family="paragraph" style:parent-style-name="Standard">
      <style:text-properties officeooo:paragraph-rsid="00415799"/>
    </style:style>
    <style:style style:name="P41" style:family="paragraph" style:parent-style-name="Standard">
      <style:text-properties officeooo:paragraph-rsid="00423e6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en" fo:country="US" officeooo:rsid="0033e7dd"/>
    </style:style>
    <style:style style:name="T5" style:family="text">
      <style:text-properties fo:language="en" fo:country="US" officeooo:rsid="00415799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ada86"/>
    </style:style>
    <style:style style:name="T8" style:family="text">
      <style:text-properties fo:language="ru" fo:country="RU" officeooo:rsid="001c8585"/>
    </style:style>
    <style:style style:name="T9" style:family="text">
      <style:text-properties fo:language="ru" fo:country="RU" officeooo:rsid="001f47e5"/>
    </style:style>
    <style:style style:name="T10" style:family="text">
      <style:text-properties fo:language="ru" fo:country="RU" officeooo:rsid="00314314"/>
    </style:style>
    <style:style style:name="T11" style:family="text">
      <style:text-properties fo:language="ru" fo:country="RU" officeooo:rsid="00330c00"/>
    </style:style>
    <style:style style:name="T12" style:family="text">
      <style:text-properties officeooo:rsid="000f2bda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officeooo:rsid="000ff5a8"/>
    </style:style>
    <style:style style:name="T15" style:family="text">
      <style:text-properties officeooo:rsid="000e80ff"/>
    </style:style>
    <style:style style:name="T16" style:family="text">
      <style:text-properties officeooo:rsid="000f2ecc"/>
    </style:style>
    <style:style style:name="T17" style:family="text">
      <style:text-properties officeooo:rsid="00110295"/>
    </style:style>
    <style:style style:name="T18" style:family="text">
      <style:text-properties officeooo:rsid="0016d64d"/>
    </style:style>
    <style:style style:name="T19" style:family="text">
      <style:text-properties officeooo:rsid="000f99a4"/>
    </style:style>
    <style:style style:name="T20" style:family="text">
      <style:text-properties officeooo:rsid="00101e7f"/>
    </style:style>
    <style:style style:name="T21" style:family="text">
      <style:text-properties officeooo:rsid="0011c8f7"/>
    </style:style>
    <style:style style:name="T22" style:family="text">
      <style:text-properties officeooo:rsid="00215453"/>
    </style:style>
    <style:style style:name="T23" style:family="text">
      <style:text-properties officeooo:rsid="00227165"/>
    </style:style>
    <style:style style:name="T24" style:family="text">
      <style:text-properties officeooo:rsid="001ef826"/>
    </style:style>
    <style:style style:name="T25" style:family="text">
      <style:text-properties officeooo:rsid="0017db68"/>
    </style:style>
    <style:style style:name="T26" style:family="text">
      <style:text-properties officeooo:rsid="001d81cb"/>
    </style:style>
    <style:style style:name="T27" style:family="text">
      <style:text-properties officeooo:rsid="001f47e5"/>
    </style:style>
    <style:style style:name="T28" style:family="text">
      <style:text-properties fo:language="zxx" fo:country="none"/>
    </style:style>
    <style:style style:name="T29" style:family="text">
      <style:text-properties officeooo:rsid="0033e7dd"/>
    </style:style>
    <style:style style:name="T30" style:family="text">
      <style:text-properties officeooo:rsid="003572f3"/>
    </style:style>
    <style:style style:name="T31" style:family="text">
      <style:text-properties officeooo:rsid="00364efa"/>
    </style:style>
    <style:style style:name="T32" style:family="text">
      <style:text-properties style:font-name="Liberation Serif" fo:language="ru" fo:country="RU" officeooo:rsid="0037d760"/>
    </style:style>
    <style:style style:name="T33" style:family="text">
      <style:text-properties style:font-name="Liberation Serif" fo:language="en" fo:country="US" officeooo:rsid="0037d760"/>
    </style:style>
    <style:style style:name="T34" style:family="text">
      <style:text-properties style:font-name="Liberation Serif" officeooo:rsid="0037d760"/>
    </style:style>
    <style:style style:name="T35" style:family="text">
      <style:text-properties style:font-name="Liberation Serif" fo:language="zxx" fo:country="none" officeooo:rsid="0037d760" style:language-asian="zxx" style:country-asian="none" style:language-complex="zxx" style:country-complex="none"/>
    </style:style>
    <style:style style:name="T36" style:family="text">
      <style:text-properties officeooo:rsid="00399e0e"/>
    </style:style>
    <style:style style:name="T37" style:family="text">
      <style:text-properties style:text-line-through-style="none" style:text-line-through-type="none" style:font-name="Liberation Serif"/>
    </style:style>
    <style:style style:name="T38" style:family="text">
      <style:text-properties style:text-line-through-style="none" style:text-line-through-type="none" style:font-name="Liberation Serif" fo:language="ru" fo:country="RU" officeooo:rsid="003b8396"/>
    </style:style>
    <style:style style:name="T39" style:family="text">
      <style:text-properties style:text-line-through-style="none" style:text-line-through-type="none" style:font-name="Liberation Serif" fo:language="ru" fo:country="RU" officeooo:rsid="00399e0e"/>
    </style:style>
    <style:style style:name="T40" style:family="text">
      <style:text-properties style:text-line-through-style="none" style:text-line-through-type="none" style:font-name="Liberation Serif" fo:language="ru" fo:country="RU" officeooo:rsid="003c1d46"/>
    </style:style>
    <style:style style:name="T41" style:family="text">
      <style:text-properties style:text-line-through-style="none" style:text-line-through-type="none" style:font-name="Liberation Serif" fo:language="ru" fo:country="RU" officeooo:rsid="003c480d"/>
    </style:style>
    <style:style style:name="T42" style:family="text">
      <style:text-properties style:text-line-through-style="none" style:text-line-through-type="none" style:font-name="Liberation Serif" fo:language="ru" fo:country="RU" officeooo:rsid="003c6564"/>
    </style:style>
    <style:style style:name="T43" style:family="text">
      <style:text-properties style:text-line-through-style="none" style:text-line-through-type="none" style:font-name="Liberation Serif" fo:language="ru" fo:country="RU" officeooo:rsid="003d7d93"/>
    </style:style>
    <style:style style:name="T44" style:family="text">
      <style:text-properties style:text-line-through-style="none" style:text-line-through-type="none" style:font-name="Liberation Serif" fo:language="ru" fo:country="RU" officeooo:rsid="003db912"/>
    </style:style>
    <style:style style:name="T45" style:family="text">
      <style:text-properties style:text-line-through-style="none" style:text-line-through-type="none" style:font-name="Liberation Serif" fo:language="ru" fo:country="RU" officeooo:rsid="003e6a20"/>
    </style:style>
    <style:style style:name="T46" style:family="text">
      <style:text-properties style:text-line-through-style="none" style:text-line-through-type="none" style:font-name="Liberation Serif" fo:language="ru" fo:country="RU" officeooo:rsid="003f6b21"/>
    </style:style>
    <style:style style:name="T47" style:family="text">
      <style:text-properties style:text-line-through-style="none" style:text-line-through-type="none" style:font-name="Liberation Serif" fo:language="ru" fo:country="RU" officeooo:rsid="00415799"/>
    </style:style>
    <style:style style:name="T48" style:family="text">
      <style:text-properties style:text-line-through-style="none" style:text-line-through-type="none" style:font-name="Liberation Serif" fo:language="ru" fo:country="RU" officeooo:rsid="00423e6f"/>
    </style:style>
    <style:style style:name="T49" style:family="text">
      <style:text-properties style:text-line-through-style="none" style:text-line-through-type="none" style:font-name="Liberation Serif" officeooo:rsid="0037d760"/>
    </style:style>
    <style:style style:name="T50" style:family="text">
      <style:text-properties style:text-line-through-style="none" style:text-line-through-type="none" style:font-name="Liberation Serif" officeooo:rsid="00399e0e"/>
    </style:style>
    <style:style style:name="T51" style:family="text">
      <style:text-properties style:text-line-through-style="none" style:text-line-through-type="none" style:font-name="Liberation Serif" fo:language="en" fo:country="US" officeooo:rsid="00399e0e"/>
    </style:style>
    <style:style style:name="T52" style:family="text">
      <style:text-properties style:text-line-through-style="none" style:text-line-through-type="none" style:font-name="Liberation Serif" fo:language="en" fo:country="US" officeooo:rsid="003b8396"/>
    </style:style>
    <style:style style:name="T53" style:family="text">
      <style:text-properties style:text-line-through-style="none" style:text-line-through-type="none" style:font-name="Liberation Serif" fo:language="en" fo:country="US" officeooo:rsid="003c480d"/>
    </style:style>
    <style:style style:name="T54" style:family="text">
      <style:text-properties style:text-line-through-style="none" style:text-line-through-type="none" style:font-name="Liberation Serif" fo:language="en" fo:country="US" officeooo:rsid="003c6564"/>
    </style:style>
    <style:style style:name="T55" style:family="text">
      <style:text-properties style:text-line-through-style="none" style:text-line-through-type="none" style:font-name="Liberation Serif" fo:language="en" fo:country="US" officeooo:rsid="003d7d93"/>
    </style:style>
    <style:style style:name="T56" style:family="text">
      <style:text-properties style:text-line-through-style="none" style:text-line-through-type="none" style:font-name="Liberation Serif" fo:language="en" fo:country="US" officeooo:rsid="003db912"/>
    </style:style>
    <style:style style:name="T57" style:family="text">
      <style:text-properties style:text-line-through-style="none" style:text-line-through-type="none" style:font-name="Liberation Serif" fo:language="en" fo:country="US" officeooo:rsid="003e6a20"/>
    </style:style>
    <style:style style:name="T58" style:family="text">
      <style:text-properties style:text-line-through-style="none" style:text-line-through-type="none" style:font-name="Liberation Serif" fo:language="en" fo:country="US" officeooo:rsid="003f6b21"/>
    </style:style>
    <style:style style:name="T59" style:family="text">
      <style:text-properties style:text-line-through-style="none" style:text-line-through-type="none" style:font-name="Liberation Serif" fo:language="en" fo:country="US" officeooo:rsid="00415799"/>
    </style:style>
    <style:style style:name="T60" style:family="text">
      <style:text-properties style:text-line-through-style="none" style:text-line-through-type="none" style:font-name="Liberation Serif" fo:language="en" fo:country="US" officeooo:rsid="00423e6f"/>
    </style:style>
    <style:style style:name="T61" style:family="text">
      <style:text-properties style:text-line-through-style="none" style:text-line-through-type="none" style:font-name="Liberation Serif" officeooo:rsid="003e6a20"/>
    </style:style>
    <style:style style:name="T62" style:family="text">
      <style:text-properties style:text-line-through-style="none" style:text-line-through-type="none" style:font-name="Liberation Serif" officeooo:rsid="003f6b21"/>
    </style:style>
    <style:style style:name="T63" style:family="text">
      <style:text-properties style:text-line-through-style="none" style:text-line-through-type="none" style:font-name="Liberation Serif" officeooo:rsid="00415799"/>
    </style:style>
    <style:style style:name="T64" style:family="text">
      <style:text-properties style:text-line-through-style="none" style:text-line-through-type="none" style:font-name="Liberation Serif" officeooo:rsid="003b8396"/>
    </style:style>
    <style:style style:name="T65" style:family="text">
      <style:text-properties style:text-line-through-style="none" style:text-line-through-type="none" style:font-name="Liberation Serif" officeooo:rsid="003c1d46"/>
    </style:style>
    <style:style style:name="T66" style:family="text">
      <style:text-properties style:text-line-through-style="none" style:text-line-through-type="none" style:font-name="Liberation Serif" officeooo:rsid="003c6564"/>
    </style:style>
    <style:style style:name="T67" style:family="text">
      <style:text-properties style:text-line-through-style="none" style:text-line-through-type="none" style:font-name="Liberation Serif" officeooo:rsid="003c480d"/>
    </style:style>
    <style:style style:name="T68" style:family="text">
      <style:text-properties style:text-line-through-style="none" style:text-line-through-type="none" style:font-name="Liberation Serif" officeooo:rsid="003d7d93"/>
    </style:style>
    <style:style style:name="T69" style:family="text">
      <style:text-properties style:text-line-through-style="none" style:text-line-through-type="none" style:font-name="Liberation Serif" officeooo:rsid="003db912"/>
    </style:style>
    <style:style style:name="T70" style:family="text">
      <style:text-properties style:text-line-through-style="none" style:text-line-through-type="none" style:font-name="Liberation Serif" officeooo:rsid="00423e6f"/>
    </style:style>
    <style:style style:name="T71" style:family="text">
      <style:text-properties style:text-line-through-style="none" style:text-line-through-type="none" style:font-name="Liberation Serif" fo:language="zxx" fo:country="none" style:language-asian="zxx" style:country-asian="none" style:language-complex="zxx" style:country-complex="none"/>
    </style:style>
    <style:style style:name="T72" style:family="text">
      <style:text-properties style:text-line-through-style="none" style:text-line-through-type="none" style:font-name="Liberation Serif" fo:language="zxx" fo:country="none" officeooo:rsid="0037d760" style:language-asian="zxx" style:country-asian="none" style:language-complex="zxx" style:country-complex="none"/>
    </style:style>
    <style:style style:name="T73" style:family="text">
      <style:text-properties style:text-line-through-style="none" style:text-line-through-type="none" style:font-name="Liberation Serif" fo:language="zxx" fo:country="none" officeooo:rsid="00399e0e" style:language-asian="zxx" style:country-asian="none" style:language-complex="zxx" style:country-complex="none"/>
    </style:style>
    <style:style style:name="T74" style:family="text">
      <style:text-properties style:text-line-through-style="none" style:text-line-through-type="none" style:font-name="Liberation Serif" fo:language="zxx" fo:country="none" officeooo:rsid="003b8396" style:language-asian="zxx" style:country-asian="none" style:language-complex="zxx" style:country-complex="none"/>
    </style:style>
    <style:style style:name="T75" style:family="text">
      <style:text-properties style:text-line-through-style="none" style:text-line-through-type="none" style:font-name="Liberation Serif" fo:language="zxx" fo:country="none" officeooo:rsid="003c1d46" style:language-asian="zxx" style:country-asian="none" style:language-complex="zxx" style:country-complex="none"/>
    </style:style>
    <style:style style:name="T76" style:family="text">
      <style:text-properties style:text-line-through-style="none" style:text-line-through-type="none" style:font-name="Liberation Serif" fo:language="zxx" fo:country="none" officeooo:rsid="003c6564" style:language-asian="zxx" style:country-asian="none" style:language-complex="zxx" style:country-complex="none"/>
    </style:style>
    <style:style style:name="T77" style:family="text">
      <style:text-properties style:text-line-through-style="none" style:text-line-through-type="none" style:font-name="Liberation Serif" fo:language="zxx" fo:country="none" officeooo:rsid="003c480d" style:language-asian="zxx" style:country-asian="none" style:language-complex="zxx" style:country-complex="none"/>
    </style:style>
    <style:style style:name="T78" style:family="text">
      <style:text-properties style:text-line-through-style="none" style:text-line-through-type="none" style:font-name="Liberation Serif" fo:language="zxx" fo:country="none" officeooo:rsid="00415799" style:language-asian="zxx" style:country-asian="none" style:language-complex="zxx" style:country-complex="none"/>
    </style:style>
    <style:style style:name="T79" style:family="text">
      <style:text-properties style:text-line-through-style="none" style:text-line-through-type="none" style:font-name="Liberation Serif" fo:language="zxx" fo:country="none" officeooo:rsid="003d7d93" style:language-asian="zxx" style:country-asian="none" style:language-complex="zxx" style:country-complex="none"/>
    </style:style>
    <style:style style:name="T80" style:family="text">
      <style:text-properties style:text-line-through-style="none" style:text-line-through-type="none" style:font-name="Liberation Serif" fo:language="zxx" fo:country="none" officeooo:rsid="003db912" style:language-asian="zxx" style:country-asian="none" style:language-complex="zxx" style:country-complex="none"/>
    </style:style>
    <style:style style:name="T81" style:family="text">
      <style:text-properties style:text-line-through-style="none" style:text-line-through-type="none" style:font-name="Liberation Serif" fo:language="zxx" fo:country="none" officeooo:rsid="003e6a20" style:language-asian="zxx" style:country-asian="none" style:language-complex="zxx" style:country-complex="none"/>
    </style:style>
    <style:style style:name="T82" style:family="text">
      <style:text-properties style:text-line-through-style="none" style:text-line-through-type="none" style:font-name="Liberation Serif" fo:language="zxx" fo:country="none" officeooo:rsid="003f6b21" style:language-asian="zxx" style:country-asian="none" style:language-complex="zxx" style:country-complex="none"/>
    </style:style>
    <style:style style:name="T83" style:family="text">
      <style:text-properties style:text-line-through-style="none" style:text-line-through-type="none" style:font-name="Liberation Serif" fo:language="zxx" fo:country="none" officeooo:rsid="00423e6f" style:language-asian="zxx" style:country-asian="none" style:language-complex="zxx" style:country-complex="none"/>
    </style:style>
    <style:style style:name="T84" style:family="text">
      <style:text-properties style:text-line-through-style="none" style:text-line-through-type="none" style:font-name="Source Code Pro" fo:language="ru" fo:country="RU" officeooo:rsid="003c1d46"/>
    </style:style>
    <style:style style:name="T85" style:family="text">
      <style:text-properties style:text-line-through-style="none" style:text-line-through-type="none" style:font-name="Source Code Pro" fo:language="ru" fo:country="RU" officeooo:rsid="003c480d"/>
    </style:style>
    <style:style style:name="T86" style:family="text">
      <style:text-properties style:text-line-through-style="none" style:text-line-through-type="none" style:font-name="Source Code Pro" fo:language="ru" fo:country="RU" officeooo:rsid="003d7d93"/>
    </style:style>
    <style:style style:name="T87" style:family="text">
      <style:text-properties style:text-line-through-style="none" style:text-line-through-type="none" style:font-name="Source Code Pro" fo:language="ru" fo:country="RU" officeooo:rsid="003c6564"/>
    </style:style>
    <style:style style:name="T88" style:family="text">
      <style:text-properties style:text-line-through-style="none" style:text-line-through-type="none" style:font-name="Source Code Pro" fo:language="ru" fo:country="RU" officeooo:rsid="003e6a20"/>
    </style:style>
    <style:style style:name="T89" style:family="text">
      <style:text-properties style:text-line-through-style="none" style:text-line-through-type="none" style:font-name="Source Code Pro" fo:language="ru" fo:country="RU" officeooo:rsid="003f6b21"/>
    </style:style>
    <style:style style:name="T90" style:family="text">
      <style:text-properties style:text-line-through-style="none" style:text-line-through-type="none" style:font-name="Source Code Pro" fo:language="ru" fo:country="RU" officeooo:rsid="00415799"/>
    </style:style>
    <style:style style:name="T91" style:family="text">
      <style:text-properties style:text-line-through-style="none" style:text-line-through-type="none" style:font-name="Source Code Pro" fo:language="en" fo:country="US" officeooo:rsid="003c1d46"/>
    </style:style>
    <style:style style:name="T92" style:family="text">
      <style:text-properties style:text-line-through-style="none" style:text-line-through-type="none" style:font-name="Source Code Pro" fo:language="en" fo:country="US" officeooo:rsid="003d7d93"/>
    </style:style>
    <style:style style:name="T93" style:family="text">
      <style:text-properties style:text-line-through-style="none" style:text-line-through-type="none" style:font-name="Source Code Pro" fo:language="en" fo:country="US" officeooo:rsid="00415799"/>
    </style:style>
    <style:style style:name="T94" style:family="text">
      <style:text-properties style:text-line-through-style="none" style:text-line-through-type="none" style:font-name="Source Code Pro" officeooo:rsid="003c1d46"/>
    </style:style>
    <style:style style:name="T95" style:family="text">
      <style:text-properties style:text-line-through-style="none" style:text-line-through-type="none" style:font-name="Source Code Pro" officeooo:rsid="003c480d"/>
    </style:style>
    <style:style style:name="T96" style:family="text">
      <style:text-properties style:text-line-through-style="none" style:text-line-through-type="none" style:font-name="Source Code Pro" officeooo:rsid="003d7d93"/>
    </style:style>
    <style:style style:name="T97" style:family="text">
      <style:text-properties style:text-line-through-style="none" style:text-line-through-type="none" style:font-name="Source Code Pro" officeooo:rsid="003c6564"/>
    </style:style>
    <style:style style:name="T98" style:family="text">
      <style:text-properties style:text-line-through-style="none" style:text-line-through-type="none" style:font-name="Source Code Pro" officeooo:rsid="003e6a20"/>
    </style:style>
    <style:style style:name="T99" style:family="text">
      <style:text-properties style:text-line-through-style="none" style:text-line-through-type="none" style:font-name="Source Code Pro" officeooo:rsid="00415799"/>
    </style:style>
    <style:style style:name="T100" style:family="text">
      <style:text-properties style:text-line-through-style="none" style:text-line-through-type="none" style:font-name="Source Code Pro" officeooo:rsid="003f6b21"/>
    </style:style>
    <style:style style:name="T101" style:family="text">
      <style:text-properties style:text-line-through-style="none" style:text-line-through-type="none" style:font-name="Source Code Pro" fo:language="zxx" fo:country="none" officeooo:rsid="003c1d46" style:language-asian="zxx" style:country-asian="none" style:language-complex="zxx" style:country-complex="none"/>
    </style:style>
    <style:style style:name="T102" style:family="text">
      <style:text-properties style:text-line-through-style="none" style:text-line-through-type="none" style:font-name="Source Code Pro" fo:language="zxx" fo:country="none" officeooo:rsid="003c480d" style:language-asian="zxx" style:country-asian="none" style:language-complex="zxx" style:country-complex="none"/>
    </style:style>
    <style:style style:name="T103" style:family="text">
      <style:text-properties style:text-line-through-style="none" style:text-line-through-type="none" style:font-name="Source Code Pro" fo:language="zxx" fo:country="none" officeooo:rsid="003d7d93" style:language-asian="zxx" style:country-asian="none" style:language-complex="zxx" style:country-complex="none"/>
    </style:style>
    <style:style style:name="T104" style:family="text">
      <style:text-properties style:text-line-through-style="none" style:text-line-through-type="none" style:font-name="Source Code Pro" fo:language="zxx" fo:country="none" officeooo:rsid="003c6564" style:language-asian="zxx" style:country-asian="none" style:language-complex="zxx" style:country-complex="none"/>
    </style:style>
    <style:style style:name="T105" style:family="text">
      <style:text-properties style:text-line-through-style="none" style:text-line-through-type="none" style:font-name="Source Code Pro" fo:language="zxx" fo:country="none" officeooo:rsid="003e6a20" style:language-asian="zxx" style:country-asian="none" style:language-complex="zxx" style:country-complex="none"/>
    </style:style>
    <style:style style:name="T106" style:family="text">
      <style:text-properties style:text-line-through-style="none" style:text-line-through-type="none" style:font-name="Source Code Pro" fo:language="zxx" fo:country="none" officeooo:rsid="00415799" style:language-asian="zxx" style:country-asian="none" style:language-complex="zxx" style:country-complex="none"/>
    </style:style>
    <style:style style:name="T107" style:family="text">
      <style:text-properties style:text-line-through-style="none" style:text-line-through-type="none" style:font-name="Source Code Pro" fo:language="zxx" fo:country="none" officeooo:rsid="003f6b21" style:language-asian="zxx" style:country-asian="none" style:language-complex="zxx" style:country-complex="none"/>
    </style:style>
    <style:style style:name="T108" style:family="text">
      <style:text-properties officeooo:rsid="00415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к языку программирования «nom».</text:p>
      <text:p text:style-name="P4"/>
      <text:p text:style-name="P18">Основные сведения.</text:p>
      <text:p text:style-name="P4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11">6</text:span>:</text:p>
      <text:p text:style-name="P4"/>
      <text:p text:style-name="P20">nom аргумент1.nom аргумент2.ncp</text:p>
      <text:p text:style-name="P4"/>
      <text:p text:style-name="P4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5">com / .out</text:span> в некоторых других системах).</text:p>
      <text:p text:style-name="P4"/>
      <text:p text:style-name="P5"><text:span text:style-name="T13">Лексемы в nom разделяются на 3 группы:</text:span> </text:p>
      <text:p text:style-name="P5"/>
      <text:p text:style-name="P5"><text:span text:style-name="T13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5"/>
      <text:p text:style-name="P5"><text:span text:style-name="T13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2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5"/>
      <text:p text:style-name="P6"><text:span text:style-name="T13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6"/>
      <text:p text:style-name="P19">Синтаксис языка nom.</text:p>
      <text:p text:style-name="P19"/>
      <text:p text:style-name="P22">Основное правило синтаксиса языка <text:span text:style-name="T28">nom</text:span><text:span text:style-name="T1"> – </text:span>все лексемы разделяются пробелами.</text:p>
      <text:p text:style-name="P6"/>
      <text:p text:style-name="P21">Синтаксис директив и ключевых слов в языке nom:</text:p>
      <text:p text:style-name="P7">Ключевые слова:</text:p>
      <text:p text:style-name="P7">nil<text:tab/>crg<text:tab/>crc<text:tab/>prg<text:tab/>prc<text:tab/>put<text:tab/>add <text:tab/>subt<text:tab/><text:span text:style-name="T18">mult<text:tab/>div<text:tab/>cmp</text:span></text:p>
      <text:p text:style-name="P1">push<text:tab/>eject<text:tab/>sum<text:tab/>write</text:p>
      <text:p text:style-name="P7"/>
      <text:p text:style-name="P7">nil – слово-ноль применяется для повышения ясности кода, в ситуациях когда что-либо отсутствует. </text:p>
      <text:p text:style-name="P9">crg – имеет действие аналогичное команде CRG. <text:span text:style-name="T7">В</text:span><text:span text:style-name="T19">ыбор регистра.</text:span></text:p>
      <text:p text:style-name="P9">crc – имеет действие аналогичное команде CRC. <text:span text:style-name="T19">Выбор ячейки.</text:span></text:p>
      <text:p text:style-name="P9">prg – имеет действие аналогичное команде PRG. <text:span text:style-name="T19">Положить данные в нулевую ячейку выбранного регистра.</text:span></text:p>
      <text:p text:style-name="P9">prc – имеет действие аналогичное команде PRC.<text:span text:style-name="T19"> </text:span><text:span text:style-name="T7">П</text:span><text:span text:style-name="T19">оложить данные в <text:s/>выбранную ячейку в выбранный регистр.</text:span></text:p>
      <text:p text:style-name="P9"><text:span text:style-name="T14">put </text:span>– имеет действие аналогичное команде <text:span text:style-name="T14">PUT</text:span>. <text:span text:style-name="T20">Вывод значений на экран.</text:span></text:p>
      <text:p text:style-name="P9"><text:span text:style-name="T14">add</text:span> – имеет действие аналогичное команде <text:span text:style-name="T14">ADD</text:span>. <text:span text:style-name="T10">Сложение.</text:span></text:p>
      <text:p text:style-name="P9"><text:soft-page-break/><text:span text:style-name="T14">subt</text:span> – имеет действие аналогичное команде <text:span text:style-name="T14">SUBT</text:span>. <text:span text:style-name="T10">Вычитание</text:span></text:p>
      <text:p text:style-name="P16">mult – имеет действие аналогичное MULT. <text:span text:style-name="T22">Умножение.</text:span></text:p>
      <text:p text:style-name="P16"><text:span text:style-name="T1">d</text:span><text:span text:style-name="T6">iv</text:span> – имеет действие аналогичное DIV. <text:span text:style-name="T23">Деление.</text:span></text:p>
      <text:p text:style-name="P9">c<text:span text:style-name="T14">mp</text:span> – имеет действие аналогичное команде C<text:span text:style-name="T14">MP</text:span>. <text:span text:style-name="T20">Сравнение значений регистров.</text:span></text:p>
      <text:p text:style-name="P11"><text:span text:style-name="T2">i</text:span>nput – имеет действие аналогичное команде INPUT. <text:span text:style-name="T24">Ввод значений с клавиатуры.</text:span></text:p>
      <text:p text:style-name="P1">push – <text:span text:style-name="T6">добавление нового элемента в стек.</text:span></text:p>
      <text:p text:style-name="P1">eject – <text:span text:style-name="T6">извлечение головного элемента из стека.</text:span></text:p>
      <text:p text:style-name="P1">sum – <text:span text:style-name="T6">суммирование всех элементов стека.</text:span></text:p>
      <text:p text:style-name="P1">write – <text:span text:style-name="T6">вывод головного элемента стека.</text:span></text:p>
      <text:p text:style-name="P8"/>
      <text:p text:style-name="P12">Директивы:</text:p>
      <text:p text:style-name="P12">.jump <text:s text:c="3"/><text:span text:style-name="T16">.</text:span>point <text:s text:c="3"/>.deb <text:s text:c="3"/>.main <text:s text:c="3"/>.restart <text:s text:c="3"/>.quit <text:s text:c="3"/>.clear <text:s text:c="3"/>.goback <text:s text:c="3"/>.end</text:p>
      <text:p text:style-name="P12"/>
      <text:p text:style-name="P14">.jump – имеет действие аналогичное команде GJP. <text:span text:style-name="T19">Перейти к JPT с выбранным кодом.</text:span></text:p>
      <text:p text:style-name="P14">.point – имеет действие аналогичное команде JPT. <text:span text:style-name="T21">Создаёт метку.</text:span></text:p>
      <text:p text:style-name="P15">.deb – имеет действие аналогичное команде DEB. <text:span text:style-name="T21">Выводит номер читаемой ячейки памяти.</text:span></text:p>
      <text:p text:style-name="P15">.main – имеет действие аналогичное команде MAIN. <text:span text:style-name="T8">У</text:span><text:span text:style-name="T20">казывает на начало программы.</text:span></text:p>
      <text:p text:style-name="P15">.restart – имеет действие аналогичное команде RESTART. <text:span text:style-name="T20">Начинает исполнение программы сызнова.</text:span></text:p>
      <text:p text:style-name="P15">.<text:span text:style-name="T17">quit </text:span>– имеет действие аналогичное команде <text:span text:style-name="T17">QUIT</text:span>. <text:span text:style-name="T20">Завершает выполнение программы.</text:span></text:p>
      <text:p text:style-name="P15">.<text:span text:style-name="T17">clear </text:span>– имеет действие аналогичное команде <text:span text:style-name="T17">CLEAR</text:span>. <text:span text:style-name="T8">С</text:span><text:span text:style-name="T20">тирает код программы из памяти.</text:span></text:p>
      <text:p text:style-name="P15">.<text:span text:style-name="T17">goback </text:span>– имеет действие аналогичное команде <text:span text:style-name="T17">GOBACK</text:span>. <text:span text:style-name="T20">Возвращает выполнение программы в изначальную точку.</text:span></text:p>
      <text:p text:style-name="P15">.<text:span text:style-name="T17">end </text:span>– имеет действие аналогичное команде <text:span text:style-name="T17">END</text:span>. <text:span text:style-name="T25">Конец программы.</text:span></text:p>
      <text:p text:style-name="P13"/>
      <text:p text:style-name="P10">Флаги:</text:p>
      <text:p text:style-name="P10">_stdi<text:tab/>_stda<text:tab/>_stdc<text:tab/>_cwr<text:tab/>_vwr<text:tab/>_all<text:tab/>_acc<text:tab/>_cacc</text:p>
      <text:p text:style-name="P10">_stdi – указывает на то что данные это число из регистра.</text:p>
      <text:p text:style-name="P10">_stda – указывает на то что данные это адрес из регистра.</text:p>
      <text:p text:style-name="P10">_stdc – указывает на то что данные это символ из регистра.</text:p>
      <text:p text:style-name="P10">_cwr – указывает на то что данные это символ, не связанный с регистром.</text:p>
      <text:p text:style-name="P10">_vwr – указывает на то что данные это число, не связанное с регистром.</text:p>
      <text:p text:style-name="P10">_all – специальный флаг применяемый к .clear.</text:p>
      <text:p text:style-name="P10">_acc – флаг указывающий на то что данные это число из аккумулятора.</text:p>
      <text:p text:style-name="P10">_сacc – флаг указывающий на то что данные это символ из аккумулятора.</text:p>
      <text:p text:style-name="P10">_<text:span text:style-name="T26">num – флаг указывающий на то что данные это число связанное со стеком. </text:span></text:p>
      <text:p text:style-name="P17">_sym – флаг указывающий на то что данные это символ связанный со стеком.</text:p>
      <text:p text:style-name="P17">_<text:span text:style-name="T3">stack – </text:span><text:span text:style-name="T9">флаг указывающий на то что данные это головной элемент стека.</text:span></text:p>
      <text:p text:style-name="P2">&gt; <text:span text:style-name="T27">–</text:span> <text:span text:style-name="T6">специальный флаг для директивы перехода </text:span>(<text:span text:style-name="T6">.</text:span>jump).<text:span text:style-name="T6"> </text:span></text:p>
      <text:p text:style-name="P2">&gt;= <text:span text:style-name="T27">–</text:span> <text:span text:style-name="T6">специальный флаг для директивы перехода </text:span>(<text:span text:style-name="T6">.</text:span>jump).<text:span text:style-name="T6"> </text:span></text:p>
      <text:p text:style-name="P2">= <text:span text:style-name="T27">–</text:span> <text:span text:style-name="T6">специальный флаг для директивы перехода </text:span>(<text:span text:style-name="T6">.</text:span>jump).<text:span text:style-name="T6"> </text:span></text:p>
      <text:p text:style-name="P2">&lt; <text:span text:style-name="T27">–</text:span> <text:span text:style-name="T6">специальный флаг для директивы перехода </text:span>(<text:span text:style-name="T6">.</text:span>jump).<text:span text:style-name="T6"> </text:span></text:p>
      <text:p text:style-name="P2">&lt;= <text:span text:style-name="T27">–</text:span> <text:span text:style-name="T6">специальный флаг для директивы перехода </text:span>(<text:span text:style-name="T6">.</text:span>jump).<text:span text:style-name="T6"> </text:span></text:p>
      <text:p text:style-name="P24"/>
      <text:p text:style-name="P23">Раздел 1. Команды, флаги <text:span text:style-name="T30">и директивы</text:span>.</text:p>
      <text:p text:style-name="P23"/>
      <text:p text:style-name="P23">1.1 Команды <text:span text:style-name="T29">(Ключевые слова)</text:span>.</text:p>
      <text:p text:style-name="P23">Команда это действие которое может быть выполнено неким исполнителем. Как было видно из справочника выше, в nom не так много команд, однако несмотря на это почти любые средства современных языков программирования реализуемы и в nom.</text:p>
      <text:p text:style-name="P23"><text:span text:style-name="T29">Команды — это основная часть любой программы на nom, все команды можно разделить на два типа: конкретные и общего назначения. Например ключевое слово nil – конкретное и не </text:span><text:soft-page-break/><text:span text:style-name="T29">требует дополнительной информации, а crg – это ключевое слово общего назначения, онон требует конкретизации в виде флагов и данных.</text:span></text:p>
      <text:p text:style-name="P23"/>
      <text:p text:style-name="P25">1.2 Флаги.</text:p>
      <text:p text:style-name="P25">Как уже было сказано выше, большинство команд требуют конкретизации, одни из способов это сделать являются флаги, они могут использоваться в 3 целях: конкретизировать действие команды, указать тип данных или их адрес, задать условие работы команды. Разберёмся со всем по порядку.</text:p>
      <text:p text:style-name="P26">Флаги конкретизирующие действие команды могут указывать на объект воздействия или на группу объектов. Например команда clear требует флага указывающего, что именно надо очистить. Или, более абстрактный пример, есть команда: «Полить цветы», но это команда общего назначения, так-как цветы можно полить по разному, чтобы исполнитель, например человек, лучше понял команду «Пол<text:span text:style-name="T31">ей</text:span> цветы» мы можем уточнить что полить нужно только ромашки, то есть в данном случае «ромашки» это флаг переданный команде «Пол<text:span text:style-name="T31">ей</text:span> цветы».</text:p>
      <text:p text:style-name="P26"/>
      <text:p text:style-name="P26">1.3 Директивы.</text:p>
      <text:p text:style-name="P27">Директивы — это особый тип ключевых слов, которые могут оказывать влияние на работу программы, возвращаясь к прошлому примеру с цветами, <text:span text:style-name="T31">мы можем сказать «Полей цветы когда захочешь», здесь «когда захочешь» можно считать директивой так-как цветы могут быть политы сейчас же, а могут быть и не политы вообще. </text:span></text:p>
      <text:p text:style-name="P4"/>
      <text:p text:style-name="P26">Раздел 2. Стандартный вид программы.</text:p>
      <text:p text:style-name="P26"/>
      <text:p text:style-name="P26"><text:span text:style-name="T108">2</text:span>.1 Директив<text:span text:style-name="T31">а точки входа в программу.</text:span></text:p>
      <text:p text:style-name="P29">Основной код программы на nom должен располагаться после директивы .main (ей не нужны флаги и данные). При запуске программы TVM, первым делом ищет директиву .main, после которой начинает исполняться код.</text:p>
      <text:p text:style-name="P29"/>
      <text:p text:style-name="P29"><text:span text:style-name="T108">2</text:span>.2 Директива конца программы.</text:p>
      <text:p text:style-name="P29">Когда основной код заканчивается, а всё ниже него исполняться без специального вызова не должно, требуется поставить директиву .end, после которой работа программы будет прекращена.</text:p>
      <text:p text:style-name="P29"/>
      <text:p text:style-name="P29"><text:span text:style-name="T108">2</text:span>.3 Стандартный вид программы.</text:p>
      <text:p text:style-name="P29">Приняв во внимание, всё вышесказанное не трудно догадаться что любая программа на nom имеет следующую структуру:</text:p>
      <text:p text:style-name="P29"/>
      <text:p text:style-name="P30">// Какой-то код</text:p>
      <text:p text:style-name="P30">.main</text:p>
      <text:p text:style-name="P30">// Основной код</text:p>
      <text:p text:style-name="P30">.end </text:p>
      <text:p text:style-name="P30">// Здесь код тоже может быть</text:p>
      <text:p text:style-name="P30"/>
      <text:p text:style-name="P31">Как видно из кода выше, вся основная часть программы должна располагаться между директивами .main &amp; .end, причём выше них или ниже располагается та часть программы которая будет вызвана из основной, например процедуры. </text:p>
      <text:p text:style-name="P31"/>
      <text:p text:style-name="P31">Раздел 3. Программирование.</text:p>
      <text:p text:style-name="P31"/>
      <text:p text:style-name="P32"><text:span text:style-name="T108">3</text:span>.1 Типы данных.</text:p>
      <text:p text:style-name="P32">В nom есть 3 типа данных: числа, адреса и символы.</text:p>
      <text:p text:style-name="P32">Данные числовых типов обозначаются флагами (_stdi, _vwr).</text:p>
      <text:p text:style-name="P32"><text:soft-page-break/>Адреса представляются флагом (_stda).</text:p>
      <text:p text:style-name="P32">Для символов <text:span text:style-name="T108">(таблицы ASCII)</text:span> используются флаги (_stdc, _cwr). </text:p>
      <text:p text:style-name="P31"/>
      <text:p text:style-name="P31"><text:span text:style-name="T108">3</text:span>.<text:span text:style-name="T36">2</text:span> Регистры.</text:p>
      <text:p text:style-name="P33"><text:span text:style-name="T35">Регистр — это блок памяти TVM, которым вы можете воспользоваться для хранения каких-либо данных. Всего в TVM 64 регистра каждый из которых может хранить значения в примерном диапазоне от </text:span><text:span text:style-name="Source_20_Text"><text:span text:style-name="T71">2 147 483 648 </text:span></text:span><text:span text:style-name="Source_20_Text"><text:span text:style-name="T72">до </text:span></text:span><text:span text:style-name="Source_20_Text"><text:span text:style-name="T71">+2 147 483 647. </text:span></text:span><text:span text:style-name="Source_20_Text"><text:span text:style-name="T72">Для того чтобы положить значение в регистр требуется для начала к нему обратиться. </text:span></text:span><text:span text:style-name="Source_20_Text"><text:span text:style-name="T73">Для этого существует ключевое слово crg, оно требует флага обозначающего тип передаваемых данных, в нашем случае мы будем передавать сразу адрес регистра, поэтому использ</text:span></text:span><text:span text:style-name="Source_20_Text"><text:span text:style-name="T74">уем</text:span></text:span><text:span text:style-name="Source_20_Text"><text:span text:style-name="T73"> флаг для обозначения адресов (_stda), a в качестве адреса </text:span></text:span><text:span text:style-name="Source_20_Text"><text:span text:style-name="T74">мы</text:span></text:span><text:span text:style-name="Source_20_Text"><text:span text:style-name="T73"> переда</text:span></text:span><text:span text:style-name="Source_20_Text"><text:span text:style-name="T74">ём</text:span></text:span><text:span text:style-name="Source_20_Text"><text:span text:style-name="T73"> двузначное число первой цифрой которого будет номер </text:span></text:span><text:span text:style-name="Source_20_Text"><text:span text:style-name="T74">строки</text:span></text:span><text:span text:style-name="Source_20_Text"><text:span text:style-name="T73"> (0 — 7) и номер </text:span></text:span><text:span text:style-name="Source_20_Text"><text:span text:style-name="T74">столбца (0 — 7), так-как регистры TVM, организованны по табличному типу.</text:span></text:span></text:p>
      <text:p text:style-name="P34"><text:span text:style-name="Source_20_Text"><text:span text:style-name="T74">После того как ма обратились к регистру мы можем записать в него значение. Для этого существует ключевое слово prc, которое принимает в качестве данных значение которое нужно записать по адресу который является флагом, в нашем случае адрес не нужен, так-как мы уже обратились к регистру, поэтому мы передаём флаг (_stdi), для того чтобы </text:span></text:span><text:span text:style-name="Source_20_Text"><text:span text:style-name="T75">указать что передаём в качестве данных число. То что у нас в итоге получилось можно увидеть в </text:span></text:span><text:span text:style-name="Source_20_Text"><text:span text:style-name="T76">следующем куске кода</text:span></text:span><text:span text:style-name="Source_20_Text"><text:span text:style-name="T75">:</text:span></text:span></text:p>
      <text:p text:style-name="P34"><text:span text:style-name="Source_20_Text"><text:span text:style-name="T75"/></text:span></text:p>
      <text:p text:style-name="P34"><text:span text:style-name="Source_20_Text"><text:span text:style-name="T101">.main</text:span></text:span></text:p>
      <text:p text:style-name="P34"><text:span text:style-name="Source_20_Text"><text:span text:style-name="T101">crg _stda 0</text:span></text:span><text:span text:style-name="Source_20_Text"><text:span text:style-name="T102">0</text:span></text:span></text:p>
      <text:p text:style-name="P34"><text:span text:style-name="Source_20_Text"><text:span text:style-name="T101">prc _stdi 123</text:span></text:span></text:p>
      <text:p text:style-name="P34"><text:span text:style-name="Source_20_Text"><text:span text:style-name="T101">.end</text:span></text:span></text:p>
      <text:p text:style-name="P34"><text:span text:style-name="Source_20_Text"><text:span text:style-name="T101"/></text:span></text:p>
      <text:p text:style-name="P35"><text:span text:style-name="Source_20_Text"><text:span text:style-name="T77">Пояснения. В первой строке начинается программа, так-как там находится директива входа в программу (.main), далее мы обращаемся к регистру по адресу 00, нулевая строка, нулевой столбец. </text:span></text:span></text:p>
      <text:p text:style-name="P35"><text:span text:style-name="Source_20_Text"><text:span text:style-name="T77"/></text:span></text:p>
      <text:p text:style-name="P36"><text:span text:style-name="Source_20_Text"><text:span text:style-name="T78">3</text:span></text:span><text:span text:style-name="Source_20_Text"><text:span text:style-name="T76">.3 Аккумулятор.</text:span></text:span></text:p>
      <text:p text:style-name="P36"><text:span text:style-name="Source_20_Text"><text:span text:style-name="T76">Аккумулятор — это блок памяти TVM, в котором наиболее удобно производить арифметические действия. Для того чтобы записать в аккумулятор какое либо значение, в nom, ввиду отсутствия специальной для этого команды, требуется использовать команду суммирования и вычитания. Например:</text:span></text:span></text:p>
      <text:p text:style-name="P36"><text:span text:style-name="Source_20_Text"><text:span text:style-name="T76"/></text:span></text:p>
      <text:p text:style-name="P37"><text:span text:style-name="Source_20_Text"><text:span text:style-name="T103">.</text:span></text:span><text:span text:style-name="Source_20_Text"><text:span text:style-name="T104">ma</text:span></text:span><text:span text:style-name="Source_20_Text"><text:span text:style-name="T103">in</text:span></text:span></text:p>
      <text:p text:style-name="P37"><text:span text:style-name="Source_20_Text"><text:span text:style-name="T103">add _acc _vwr 5</text:span></text:span></text:p>
      <text:p text:style-name="P37"><text:span text:style-name="Source_20_Text"><text:span text:style-name="T103">.end</text:span></text:span><text:span text:style-name="Source_20_Text"><text:span text:style-name="T104"> <text:s/></text:span></text:span></text:p>
      <text:p text:style-name="P37"><text:span text:style-name="Source_20_Text"><text:span text:style-name="T104"/></text:span></text:p>
      <text:p text:style-name="P37"><text:span text:style-name="Source_20_Text"><text:span text:style-name="T79">Пояснения. Как и в первом примере мы начинаем программу с директивы входа в программу. Далее мы вызываем команду add, которая требует один флаг обозначающий адрес к значению на который тот указывает будет прибавлено значение, следующий флаг указывает на тип значения которое мы прибавляем, в нашем случае это флаг (_vwr) означающий что следующее значение является уже готовым, не адресом, а непосредственно значением.</text:span></text:span></text:p>
      <text:p text:style-name="P37"><text:span text:style-name="Source_20_Text"><text:span text:style-name="T79"/></text:span></text:p>
      <text:p text:style-name="P37"><text:span text:style-name="Source_20_Text"><text:span text:style-name="T79">3</text:span></text:span><text:span text:style-name="Source_20_Text"><text:span text:style-name="T79">.4 Стек.</text:span></text:span></text:p>
      <text:p text:style-name="P37"><text:span text:style-name="Source_20_Text"><text:span text:style-name="T79">Стек — это особый тип данных </text:span></text:span><text:span text:style-name="Source_20_Text"><text:span text:style-name="T80">представляющий собой набор элементов организованных по принципу «последним пришёл первым вышел». В nom есть встроенный стек и спецальные команды для взаимодействия с ним: push, eject, sum, output.</text:span></text:span></text:p>
      <text:p text:style-name="P37"><text:span text:style-name="Source_20_Text"><text:span text:style-name="T80"/></text:span></text:p>
      <text:p text:style-name="P38"><text:span text:style-name="Source_20_Text"><text:span text:style-name="T78">3</text:span></text:span><text:span text:style-name="Source_20_Text"><text:span text:style-name="T81">.5 Комментарии.</text:span></text:span></text:p>
      <text:p text:style-name="P38"><text:soft-page-break/><text:span text:style-name="Source_20_Text"><text:span text:style-name="T81">Комментарии позволяют оставлять пометки в коде, в nom все комментарии многострочные, однострочных, нет. Текст комментария с двух сторон обрамляется знаком (*), как в примере ниже:</text:span></text:span></text:p>
      <text:p text:style-name="P38"><text:span text:style-name="Source_20_Text"><text:span text:style-name="T81"/></text:span></text:p>
      <text:p text:style-name="P38"><text:span text:style-name="Source_20_Text"><text:span text:style-name="T105">* Это комментарий *</text:span></text:span></text:p>
      <text:p text:style-name="P38"><text:span text:style-name="Source_20_Text"><text:span text:style-name="T105"/></text:span></text:p>
      <text:p text:style-name="P39"><text:span text:style-name="Source_20_Text"><text:span text:style-name="T78">3</text:span></text:span><text:span text:style-name="Source_20_Text"><text:span text:style-name="T82">.6 Вывод.</text:span></text:span></text:p>
      <text:p text:style-name="P39"><text:span text:style-name="Source_20_Text"><text:span text:style-name="T82">Вывод в nom производится посимвольно, поэтому для программы «Hello, world», текст требуется выводить символ за символом, в стандартный поток вывода могут быть выведены только числа и символы, для вывода символов используется флаг (_stda). Чтобы производить вывод в стандартный поток вывода (далее stdout), существует команда put, которая первым принимает флаг с адресом данных которые нужно выводить (_acc, _stack, адрес регистра), либо не посредственно код символа который нужно выводить, далее следует флаг который поясняет как выводить данные: (_stdi, _stdc) – для адресов, (_vwr, _cwr) – для непосредственных кодов символов. </text:span></text:span><text:span text:style-name="Source_20_Text"><text:span text:style-name="T78">Например: </text:span></text:span></text:p>
      <text:p text:style-name="P39"><text:span text:style-name="Source_20_Text"><text:span text:style-name="T78"/></text:span></text:p>
      <text:p text:style-name="P39"><text:span text:style-name="Source_20_Text"><text:span text:style-name="T106">.main</text:span></text:span></text:p>
      <text:p text:style-name="P40"><text:span text:style-name="Source_20_Text"><text:span text:style-name="T106">put 65 _cwr</text:span></text:span></text:p>
      <text:p text:style-name="P39"><text:span text:style-name="Source_20_Text"><text:span text:style-name="T106">.end</text:span></text:span></text:p>
      <text:p text:style-name="P39"><text:span text:style-name="Source_20_Text"><text:span text:style-name="T78"/></text:span></text:p>
      <text:p text:style-name="P40"><text:span text:style-name="Source_20_Text"><text:span text:style-name="T78">Пояснения. В этом примере мы вызвали команду (ключевое слово) put с двумя флагами: первый заменён кодом выводимого символа (заглавная буква A), второй указывает что первый флаг является непосредственным кодом символа.</text:span></text:span></text:p>
      <text:p text:style-name="P39"><text:span text:style-name="Source_20_Text"><text:span text:style-name="T82"/></text:span></text:p>
      <text:p text:style-name="P39"><text:span text:style-name="Source_20_Text"><text:span text:style-name="T107">.</text:span></text:span><text:span text:style-name="Source_20_Text"><text:span text:style-name="T106">main</text:span></text:span></text:p>
      <text:p text:style-name="P40"><text:span text:style-name="Source_20_Text"><text:span text:style-name="T106">put 00 _stdi</text:span></text:span></text:p>
      <text:p text:style-name="P40"><text:span text:style-name="Source_20_Text"><text:span text:style-name="T106">.end</text:span></text:span></text:p>
      <text:p text:style-name="P40"><text:span text:style-name="Source_20_Text"><text:span text:style-name="T78"/></text:span></text:p>
      <text:p text:style-name="P40"><text:span text:style-name="Source_20_Text"><text:span text:style-name="T78">Пояснения. В этом примере мы вызываем put, передавая сначала адрес регистра (00), а потом указываем что значение регистра требуется выводить как число.</text:span></text:span></text:p>
      <text:p text:style-name="P39"><text:span text:style-name="Source_20_Text"><text:span text:style-name="T82"/></text:span></text:p>
      <text:p text:style-name="P39"><text:span text:style-name="Source_20_Text"><text:span text:style-name="T78">3</text:span></text:span><text:span text:style-name="Source_20_Text"><text:span text:style-name="T82">.7 Ввод.</text:span></text:span></text:p>
      <text:p text:style-name="P39"><text:span text:style-name="Source_20_Text"><text:span text:style-name="T82">Ввод так же как и вывод в nom производится посимвольно, для ввода используется команда input, которая в качестве первого флага принимает тот адрес в который потом запишет введённое число или символ, а далее следует флаг с типом вводимого значения, (_stdi, _stdc) для чисел и символов соответственно. </text:span></text:span><text:span text:style-name="Source_20_Text"><text:span text:style-name="T78">Пример:</text:span></text:span></text:p>
      <text:p text:style-name="P39"><text:span text:style-name="Source_20_Text"><text:span text:style-name="T78"/></text:span></text:p>
      <text:p text:style-name="P39"><text:span text:style-name="Source_20_Text"><text:span text:style-name="T106">.main</text:span></text:span></text:p>
      <text:p text:style-name="P40"><text:span text:style-name="Source_20_Text"><text:span text:style-name="T106">input 00 _stdi</text:span></text:span></text:p>
      <text:p text:style-name="P40"><text:span text:style-name="Source_20_Text"><text:span text:style-name="T106">.end</text:span></text:span></text:p>
      <text:p text:style-name="P40"><text:span text:style-name="Source_20_Text"><text:span text:style-name="T78"/></text:span></text:p>
      <text:p text:style-name="P40"><text:span text:style-name="Source_20_Text"><text:span text:style-name="T78">Пояснения. Здесь мы вызвали команду input с двумя флагами: первый заменён адресом регистра в который будет производиться запись, а второй флаг указывает что будет введено число.</text:span></text:span></text:p>
      <text:p text:style-name="P40"><text:span text:style-name="Source_20_Text"><text:span text:style-name="T78"/></text:span></text:p>
      <text:p text:style-name="P40"><text:span text:style-name="Source_20_Text"><text:span text:style-name="T106">.main</text:span></text:span></text:p>
      <text:p text:style-name="P40"><text:span text:style-name="Source_20_Text"><text:span text:style-name="T106">input _acc _stdc</text:span></text:span></text:p>
      <text:p text:style-name="P40"><text:span text:style-name="Source_20_Text"><text:span text:style-name="T106">put _acc _stdc</text:span></text:span></text:p>
      <text:p text:style-name="P40"><text:span text:style-name="Source_20_Text"><text:span text:style-name="T106">.end</text:span></text:span></text:p>
      <text:p text:style-name="P40"><text:span text:style-name="Source_20_Text"><text:span text:style-name="T78"/></text:span></text:p>
      <text:p text:style-name="P41"><text:soft-page-break/><text:span text:style-name="Source_20_Text"><text:span text:style-name="T78">Пояснения. В этом примере кода мы сначала вводим символа в аккумулятор, а потом при помощи команды put выводим введённый символ. </text:span></text:span><text:span text:style-name="Source_20_Text"><text:span text:style-name="T83">Заметьте в качестве адреса для ввода и для вывода мы используем флаг (_acc), тем самым указывая что данные нужно записать или считать из аккумулятора.</text:span></text:span></text:p>
      <text:p text:style-name="P41"><text:span text:style-name="Source_20_Text"><text:span text:style-name="T83"/></text:span></text:p>
      <text:p text:style-name="P41"><text:span text:style-name="Source_20_Text"><text:span text:style-name="T83">Больше примеров вы можете найти в директории …\docs\sample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5-04T07:53:46.741000000</dc:date>
    <meta:editing-duration>PT1H55M5S</meta:editing-duration>
    <meta:editing-cycles>27</meta:editing-cycles>
    <meta:generator>LibreOffice/6.1.4.2$Windows_x86 LibreOffice_project/9d0f32d1f0b509096fd65e0d4bec26ddd1938fd3</meta:generator>
    <meta:document-statistic meta:table-count="0" meta:image-count="0" meta:object-count="0" meta:page-count="6" meta:paragraph-count="129" meta:word-count="1767" meta:character-count="12136" meta:non-whitespace-character-count="10401"/>
  </office:meta>
</office:document-meta>
</file>